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e181e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200"/>
      <style:text-properties fo:color="#000000"/>
    </style:style>
    <style:style style:name="ce27" style:family="table-cell" style:parent-style-name="Default">
      <style:table-cell-properties fo:background-color="#ce181e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fo:font-size="10pt" fo:font-weight="normal" style:language-asian="zh" style:country-asian="CN" style:font-name="Liberation Sans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Noto Sans CJK SC" style:font-name-complex="Lohit Devanagari" style:font-relief="none"/>
    </style:style>
    <style:style style:name="T7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8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ad T and H from AM2302 sensor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7" office:value-type="string" calcext:value-type="string">
            <text:p><text:span text:style-name="T1">Read data from </text:span><text:span text:style-name="T9">hmc5883 magnitometr</text:span>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5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44:09.07429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11T14:47:41.319324924</dc:date>
    <meta:editing-duration>P22DT7H18M36S</meta:editing-duration>
    <meta:editing-cycles>93</meta:editing-cycles>
    <meta:document-statistic meta:table-count="1" meta:cell-count="147" meta:object-count="0"/>
  </office:meta>
</office:document-meta>
</file>